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Whitney" svg:font-family="Whitney, 'Helvetica Neue', Helvetica, Arial, sans-serif"/>
    <style:font-face style:name="Abyssinica SIL" svg:font-family="'Abyssinica SIL'" style:font-pitch="variable"/>
    <style:font-face style:name="Arial" svg:font-family="Arial" style:font-family-generic="roman" style:font-pitch="variable"/>
    <style:font-face style:name="Liberation Serif" svg:font-family="'Liberation Serif'"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00%"/>
      <style:text-properties officeooo:paragraph-rsid="0015adaf" fo:background-color="transparent"/>
    </style:style>
    <style:style style:name="P2" style:family="paragraph" style:parent-style-name="Standard">
      <style:paragraph-properties fo:line-height="100%"/>
      <style:text-properties officeooo:paragraph-rsid="0015adaf"/>
    </style:style>
    <style:style style:name="P3" style:family="paragraph" style:parent-style-name="Standard">
      <style:paragraph-properties fo:line-height="100%"/>
      <style:text-properties officeooo:paragraph-rsid="00181946"/>
    </style:style>
    <style:style style:name="P4" style:family="paragraph" style:parent-style-name="normal">
      <style:paragraph-properties fo:line-height="100%"/>
      <style:text-properties officeooo:paragraph-rsid="0015adaf" fo:background-color="transparent"/>
    </style:style>
    <style:style style:name="P5" style:family="paragraph" style:parent-style-name="normal">
      <style:paragraph-properties fo:line-height="100%"/>
      <style:text-properties fo:color="#106802" officeooo:paragraph-rsid="0015adaf" fo:background-color="transparent"/>
    </style:style>
    <style:style style:name="P6" style:family="paragraph" style:parent-style-name="normal">
      <style:paragraph-properties fo:line-height="100%"/>
      <style:text-properties fo:color="#106802" officeooo:paragraph-rsid="0015adaf"/>
    </style:style>
    <style:style style:name="P7" style:family="paragraph" style:parent-style-name="normal">
      <style:paragraph-properties fo:line-height="100%"/>
      <style:text-properties officeooo:paragraph-rsid="0015adaf"/>
    </style:style>
    <style:style style:name="P8" style:family="paragraph" style:parent-style-name="normal">
      <style:paragraph-properties fo:line-height="100%"/>
      <style:text-properties officeooo:paragraph-rsid="00181946"/>
    </style:style>
    <style:style style:name="P9" style:family="paragraph" style:parent-style-name="normal">
      <style:paragraph-properties fo:line-height="100%"/>
      <style:text-properties fo:color="#0369a3" style:font-name="Roboto" fo:font-size="20pt" fo:font-weight="bold" officeooo:rsid="000ca7b4" officeooo:paragraph-rsid="0015adaf" style:font-name-asian="Roboto1" style:font-size-asian="20pt" style:font-weight-asian="bold" style:font-name-complex="Roboto1" style:font-size-complex="20pt" fo:background-color="#ffffff"/>
    </style:style>
    <style:style style:name="P10" style:family="paragraph" style:parent-style-name="normal">
      <style:paragraph-properties fo:line-height="100%"/>
      <style:text-properties fo:color="#0369a3" style:font-name="Roboto" fo:font-size="20pt" fo:font-weight="bold" officeooo:rsid="000ca7b4" officeooo:paragraph-rsid="0015adaf" style:font-name-asian="Roboto1" style:font-size-asian="20pt" style:font-weight-asian="bold" style:font-name-complex="Roboto1" style:font-size-complex="20pt" fo:background-color="#ffffff"/>
    </style:style>
    <style:style style:name="P11" style:family="paragraph" style:parent-style-name="normal">
      <style:paragraph-properties fo:line-height="100%"/>
      <style:text-properties fo:color="#0369a3" style:font-name="Roboto" fo:font-size="20pt" fo:font-weight="bold" officeooo:rsid="000ca7b4" officeooo:paragraph-rsid="00181946" style:font-name-asian="Roboto1" style:font-size-asian="20pt" style:font-weight-asian="bold" style:font-name-complex="Roboto1" style:font-size-complex="20pt" fo:background-color="#ffffff"/>
    </style:style>
    <style:style style:name="P12" style:family="paragraph" style:parent-style-name="normal">
      <style:paragraph-properties fo:line-height="100%"/>
      <style:text-properties fo:color="#0369a3" style:font-name="Roboto" fo:font-size="14pt" officeooo:paragraph-rsid="0015adaf" style:font-name-asian="Roboto1" style:font-size-asian="14pt" style:font-name-complex="Roboto1" style:font-size-complex="14pt" fo:background-color="#ffffff"/>
    </style:style>
    <style:style style:name="P13" style:family="paragraph" style:parent-style-name="normal">
      <style:paragraph-properties fo:line-height="100%"/>
      <style:text-properties fo:color="#0369a3" style:font-name="Roboto" fo:font-size="14pt" officeooo:rsid="000d03be" officeooo:paragraph-rsid="0015adaf" style:font-name-asian="Roboto1" style:font-size-asian="14pt" style:font-name-complex="Roboto1" style:font-size-complex="14pt"/>
    </style:style>
    <style:style style:name="P14" style:family="paragraph" style:parent-style-name="normal">
      <style:paragraph-properties fo:line-height="100%"/>
      <style:text-properties fo:color="#0369a3" style:font-name="Roboto" fo:font-size="14pt" officeooo:rsid="000f0f98" officeooo:paragraph-rsid="0015adaf" fo:background-color="transparent" style:font-name-asian="Roboto1" style:font-size-asian="14pt" style:font-name-complex="Roboto1" style:font-size-complex="14pt"/>
    </style:style>
    <style:style style:name="P15" style:family="paragraph" style:parent-style-name="normal">
      <style:paragraph-properties fo:line-height="100%"/>
      <style:text-properties fo:color="#0369a3" style:font-name="Roboto" fo:font-size="14pt" officeooo:rsid="0010417c" officeooo:paragraph-rsid="0015adaf" fo:background-color="transparent" style:font-name-asian="Roboto1" style:font-size-asian="14pt" style:font-name-complex="Roboto1" style:font-size-complex="14pt"/>
    </style:style>
    <style:style style:name="P16" style:family="paragraph" style:parent-style-name="normal">
      <style:paragraph-properties fo:line-height="100%"/>
      <style:text-properties fo:color="#0369a3" style:font-name="Roboto" fo:font-size="14pt" officeooo:paragraph-rsid="0015adaf" fo:background-color="transparent" style:font-name-asian="Roboto1" style:font-size-asian="14pt" style:font-name-complex="Roboto1" style:font-size-complex="14pt"/>
    </style:style>
    <style:style style:name="P17" style:family="paragraph" style:parent-style-name="normal">
      <style:paragraph-properties fo:line-height="100%"/>
      <style:text-properties fo:color="#0369a3" style:font-name="Roboto" fo:font-size="14pt" fo:font-weight="bold" officeooo:rsid="00128403" officeooo:paragraph-rsid="0015adaf" fo:background-color="transparent" style:font-name-asian="Roboto1" style:font-size-asian="14pt" style:font-weight-asian="bold" style:font-name-complex="Roboto1" style:font-size-complex="14pt" style:font-weight-complex="bold"/>
    </style:style>
    <style:style style:name="P18" style:family="paragraph" style:parent-style-name="normal">
      <style:paragraph-properties fo:line-height="100%"/>
      <style:text-properties fo:color="#0369a3" style:font-name="Roboto" fo:font-size="14pt" fo:font-weight="normal" officeooo:rsid="00128403" officeooo:paragraph-rsid="0015adaf" fo:background-color="transparent" style:font-name-asian="Roboto1" style:font-size-asian="14pt" style:font-weight-asian="normal" style:font-name-complex="Roboto1" style:font-size-complex="14pt" style:font-weight-complex="normal"/>
    </style:style>
    <style:style style:name="P19" style:family="paragraph" style:parent-style-name="normal">
      <style:paragraph-properties fo:line-height="100%"/>
      <style:text-properties fo:color="#0369a3" style:font-name="Abyssinica SIL" fo:font-size="12pt" officeooo:rsid="000d03be" officeooo:paragraph-rsid="0015adaf" style:font-name-asian="Roboto1" style:font-size-asian="12pt" style:font-name-complex="Roboto1" style:font-size-complex="12pt"/>
    </style:style>
    <style:style style:name="P20" style:family="paragraph" style:parent-style-name="normal">
      <style:paragraph-properties fo:line-height="100%"/>
      <style:text-properties fo:color="#0369a3" officeooo:paragraph-rsid="0015adaf"/>
    </style:style>
    <style:style style:name="P21" style:family="paragraph" style:parent-style-name="normal">
      <style:paragraph-properties fo:line-height="100%"/>
      <style:text-properties fo:color="#0369a3" officeooo:rsid="0010c80b" officeooo:paragraph-rsid="0015adaf"/>
    </style:style>
    <style:style style:name="P22" style:family="paragraph" style:parent-style-name="normal">
      <style:paragraph-properties fo:line-height="100%"/>
      <style:text-properties fo:color="#0369a3" officeooo:rsid="0014044e" officeooo:paragraph-rsid="0015adaf"/>
    </style:style>
    <style:style style:name="P23" style:family="paragraph" style:parent-style-name="normal">
      <style:paragraph-properties fo:line-height="100%"/>
      <style:text-properties fo:color="#0369a3" fo:font-size="13pt" fo:font-weight="bold" officeooo:paragraph-rsid="0015adaf" style:font-size-asian="13pt" style:font-weight-asian="bold" style:font-size-complex="13pt" style:font-weight-complex="bold"/>
    </style:style>
    <style:style style:name="P24" style:family="paragraph" style:parent-style-name="normal">
      <style:paragraph-properties fo:line-height="100%"/>
      <style:text-properties fo:color="#0369a3" fo:font-size="13pt" fo:font-weight="normal" officeooo:paragraph-rsid="0015adaf" style:font-size-asian="13pt" style:font-weight-asian="normal" style:font-size-complex="13pt" style:font-weight-complex="normal"/>
    </style:style>
    <style:style style:name="P25" style:family="paragraph" style:parent-style-name="normal">
      <style:paragraph-properties fo:line-height="100%"/>
      <style:text-properties fo:color="#0369a3" fo:font-size="13pt" fo:font-weight="normal" officeooo:rsid="0014044e" officeooo:paragraph-rsid="0015adaf" style:font-size-asian="13pt" style:font-weight-asian="normal" style:font-size-complex="13pt" style:font-weight-complex="normal"/>
    </style:style>
    <style:style style:name="P26" style:family="paragraph" style:parent-style-name="normal">
      <style:paragraph-properties fo:line-height="100%"/>
      <style:text-properties fo:color="#0369a3" style:font-name="Nova Mono" fo:font-size="12pt" officeooo:rsid="00174c20" officeooo:paragraph-rsid="00174c20" style:font-name-asian="Nova Mono1" style:font-size-asian="12pt" style:font-name-complex="Nova Mono1" style:font-size-complex="12pt"/>
    </style:style>
    <style:style style:name="P27" style:family="paragraph" style:parent-style-name="normal">
      <style:paragraph-properties fo:line-height="100%"/>
      <style:text-properties fo:color="#0369a3" style:font-name="Nova Mono" fo:font-size="13pt" fo:font-weight="normal" officeooo:rsid="00174c20" officeooo:paragraph-rsid="00181946" style:font-name-asian="Nova Mono1" style:font-size-asian="13pt" style:font-weight-asian="normal" style:font-name-complex="Nova Mono1" style:font-size-complex="13pt" style:font-weight-complex="normal"/>
    </style:style>
    <style:style style:name="P28" style:family="paragraph" style:parent-style-name="normal">
      <style:paragraph-properties fo:line-height="100%"/>
      <style:text-properties fo:color="#0369a3" style:font-name="Nova Mono" fo:font-size="13pt" fo:font-weight="normal" officeooo:rsid="00181946" officeooo:paragraph-rsid="00181946" style:font-name-asian="Nova Mono1" style:font-size-asian="13pt" style:font-weight-asian="normal" style:font-name-complex="Nova Mono1" style:font-size-complex="13pt" style:font-weight-complex="normal"/>
    </style:style>
    <style:style style:name="P29" style:family="paragraph" style:parent-style-name="normal">
      <style:paragraph-properties fo:line-height="100%"/>
      <style:text-properties fo:color="#0369a3" fo:font-size="12pt" officeooo:paragraph-rsid="00174c20" style:font-size-asian="12pt" style:font-size-complex="12pt"/>
    </style:style>
    <style:style style:name="P30" style:family="paragraph" style:parent-style-name="normal">
      <style:paragraph-properties fo:line-height="100%"/>
      <style:text-properties style:font-name="Roboto" fo:font-size="14pt" officeooo:paragraph-rsid="0015adaf" style:font-name-asian="Roboto1" style:font-size-asian="14pt" style:font-name-complex="Roboto1" style:font-size-complex="14pt" fo:background-color="#ffffff"/>
    </style:style>
    <style:style style:name="P31" style:family="paragraph" style:parent-style-name="normal">
      <style:paragraph-properties fo:line-height="100%"/>
      <style:text-properties officeooo:rsid="000f0f98" officeooo:paragraph-rsid="0015adaf"/>
    </style:style>
    <style:style style:name="P32" style:family="paragraph" style:parent-style-name="normal">
      <style:paragraph-properties fo:line-height="100%"/>
      <style:text-properties officeooo:rsid="0010c80b" officeooo:paragraph-rsid="0015adaf"/>
    </style:style>
    <style:style style:name="P33" style:family="paragraph" style:parent-style-name="normal">
      <style:paragraph-properties fo:line-height="100%"/>
      <style:text-properties officeooo:rsid="00128403" officeooo:paragraph-rsid="0015adaf"/>
    </style:style>
    <style:style style:name="P34" style:family="paragraph" style:parent-style-name="normal">
      <style:paragraph-properties fo:margin-top="0.388cm" fo:margin-bottom="0.388cm" loext:contextual-spacing="false" fo:line-height="100%"/>
      <style:text-properties officeooo:paragraph-rsid="0015adaf"/>
    </style:style>
    <style:style style:name="P35" style:family="paragraph">
      <style:paragraph-properties fo:text-align="center"/>
    </style:style>
    <style:style style:name="P36" style:family="paragraph">
      <loext:graphic-properties draw:fill="none" draw:fill-color="#ffffff"/>
    </style:style>
    <style:style style:name="T1" style:family="text">
      <style:text-properties fo:color="#a7074b" style:font-name="Roboto" fo:font-size="20pt" fo:font-weight="bold" style:font-name-asian="Roboto1" style:font-size-asian="20pt" style:font-weight-asian="bold" style:font-name-complex="Roboto1" style:font-size-complex="20pt"/>
    </style:style>
    <style:style style:name="T2" style:family="text">
      <style:text-properties fo:color="#a7074b" style:font-name="Roboto" fo:font-size="20pt" fo:font-weight="bold" officeooo:rsid="000770c5" style:font-name-asian="Roboto1" style:font-size-asian="20pt" style:font-weight-asian="bold" style:font-name-complex="Roboto1" style:font-size-complex="20pt"/>
    </style:style>
    <style:style style:name="T3" style:family="text">
      <style:text-properties fo:color="#a7074b" style:font-name="Roboto" fo:font-size="20pt" fo:font-weight="bold" officeooo:rsid="0015adaf" style:font-name-asian="Roboto1" style:font-size-asian="20pt" style:font-weight-asian="bold" style:font-name-complex="Roboto1" style:font-size-complex="20pt"/>
    </style:style>
    <style:style style:name="T4" style:family="text">
      <style:text-properties fo:color="#a7074b" style:font-name="Roboto" fo:font-size="12pt" fo:font-weight="bold" style:font-name-asian="Roboto1" style:font-size-asian="12pt" style:font-weight-asian="bold" style:font-name-complex="Roboto1" style:font-size-complex="12pt" fo:background-color="#ffffff"/>
    </style:style>
    <style:style style:name="T5" style:family="text">
      <style:text-properties fo:color="#a7074b" style:font-name="Roboto" fo:font-weight="bold" style:font-name-asian="Roboto1" style:font-weight-asian="bold" style:font-name-complex="Roboto1"/>
    </style:style>
    <style:style style:name="T6" style:family="text">
      <style:text-properties fo:font-variant="normal" fo:text-transform="none" fo:color="#0369a3" style:font-name="Roboto" fo:font-size="13pt" fo:letter-spacing="normal" fo:font-style="normal" fo:font-weight="normal" officeooo:rsid="00176a65" loext:char-shading-value="0" style:font-name-asian="Roboto1" style:font-size-asian="13pt" style:font-weight-asian="normal" style:font-name-complex="Roboto1" style:font-size-complex="13pt" style:font-weight-complex="normal" fo:background-color="#ffffff"/>
    </style:style>
    <style:style style:name="T7" style:family="text">
      <style:text-properties fo:font-variant="normal" fo:text-transform="none" fo:color="#0369a3" style:font-name="Roboto" fo:font-size="13pt" fo:letter-spacing="normal" fo:font-style="normal" fo:font-weight="normal" officeooo:rsid="0010417c" loext:char-shading-value="0" style:font-name-asian="Roboto1" style:font-size-asian="13pt" style:font-weight-asian="normal" style:font-name-complex="Roboto1" style:font-size-complex="13pt" style:font-weight-complex="normal" fo:background-color="#ffffff"/>
    </style:style>
    <style:style style:name="T8" style:family="text">
      <style:text-properties fo:font-variant="normal" fo:text-transform="none" fo:color="#0369a3" style:font-name="Roboto" fo:font-size="13pt" fo:letter-spacing="normal" fo:font-style="normal" fo:font-weight="normal" officeooo:rsid="0014044e" loext:char-shading-value="0" style:font-name-asian="Roboto1" style:font-size-asian="13pt" style:font-weight-asian="normal" style:font-name-complex="Roboto1" style:font-size-complex="13pt" style:font-weight-complex="normal" fo:background-color="#ffffff"/>
    </style:style>
    <style:style style:name="T9" style:family="text">
      <style:text-properties fo:font-variant="normal" fo:text-transform="none" fo:color="#0369a3" style:font-name="Roboto" fo:font-size="13pt" fo:letter-spacing="normal" fo:font-style="normal" fo:font-weight="normal" officeooo:rsid="00176a65" style:font-name-asian="Roboto1" style:font-size-asian="13pt" style:font-weight-asian="normal" style:font-name-complex="Roboto1" style:font-size-complex="13pt" style:font-weight-complex="normal" fo:background-color="#ffffff"/>
    </style:style>
    <style:style style:name="T10" style:family="text">
      <style:text-properties fo:font-variant="normal" fo:text-transform="none" fo:color="#0369a3" style:font-name="Nova Mono" fo:font-size="12pt" fo:letter-spacing="normal" fo:font-style="normal" fo:font-weight="normal" officeooo:rsid="0010417c" loext:char-shading-value="0" style:font-name-asian="Nova Mono1" style:font-size-asian="12pt" style:font-weight-asian="normal" style:font-name-complex="Nova Mono1" style:font-size-complex="18pt" style:font-weight-complex="normal" fo:background-color="#ffffff"/>
    </style:style>
    <style:style style:name="T11" style:family="text">
      <style:text-properties fo:font-variant="normal" fo:text-transform="none" fo:color="#0369a3" style:font-name="Nova Mono" fo:font-size="12pt" fo:letter-spacing="normal" fo:font-style="normal" fo:font-weight="normal" officeooo:rsid="0010417c" loext:char-shading-value="0" style:font-name-asian="Nova Mono1" style:font-size-asian="12pt" style:font-name-complex="Nova Mono1" style:font-size-complex="18pt" fo:background-color="#ffffff"/>
    </style:style>
    <style:style style:name="T12" style:family="text">
      <style:text-properties fo:font-variant="normal" fo:text-transform="none" fo:color="#0369a3" style:font-name="Nova Mono" fo:font-size="12pt" fo:letter-spacing="normal" fo:font-style="normal" fo:font-weight="normal" loext:char-shading-value="0" style:font-name-asian="Nova Mono1" style:font-size-asian="12pt" style:font-name-complex="Nova Mono1" style:font-size-complex="18pt" fo:background-color="#ffffff"/>
    </style:style>
    <style:style style:name="T13" style:family="text">
      <style:text-properties fo:font-variant="normal" fo:text-transform="none" fo:color="#0369a3" style:font-name="Nova Mono" fo:font-size="12pt" fo:letter-spacing="normal" fo:font-style="normal" fo:font-weight="normal" officeooo:rsid="00176a65" style:font-name-asian="Nova Mono1" style:font-size-asian="12pt" style:font-weight-asian="normal" style:font-name-complex="Nova Mono1" style:font-size-complex="18pt" style:font-weight-complex="normal" fo:background-color="#ffffff"/>
    </style:style>
    <style:style style:name="T14" style:family="text">
      <style:text-properties fo:font-variant="normal" fo:text-transform="none" fo:color="#0369a3" style:font-name="Nova Mono" fo:font-size="12pt" fo:letter-spacing="normal" fo:font-style="normal" fo:font-weight="normal" officeooo:rsid="0010417c" style:font-name-asian="Nova Mono1" style:font-size-asian="12pt" style:font-weight-asian="normal" style:font-name-complex="Nova Mono1" style:font-size-complex="18pt" style:font-weight-complex="normal" fo:background-color="#ffffff"/>
    </style:style>
    <style:style style:name="T15" style:family="text">
      <style:text-properties fo:font-variant="normal" fo:text-transform="none" fo:color="#0369a3" style:font-name="Nova Mono" fo:letter-spacing="normal" fo:font-style="normal" fo:font-weight="normal" fo:background-color="transparent" loext:char-shading-value="0" style:font-name-asian="Nova Mono1" style:font-name-complex="Nova Mono1"/>
    </style:style>
    <style:style style:name="T16" style:family="text">
      <style:text-properties fo:font-variant="normal" fo:text-transform="none" fo:color="#0369a3" style:font-name="Nova Mono" fo:letter-spacing="normal" fo:font-style="normal" fo:font-weight="normal" officeooo:rsid="000ca7b4" fo:background-color="transparent" loext:char-shading-value="0" style:font-name-asian="Nova Mono1" style:font-name-complex="Nova Mono1"/>
    </style:style>
    <style:style style:name="T17" style:family="text">
      <style:text-properties fo:font-variant="normal" fo:text-transform="none" fo:color="#0369a3" style:font-name="Nova Mono" fo:letter-spacing="normal" fo:font-style="normal" fo:font-weight="normal" officeooo:rsid="0015adaf" fo:background-color="transparent" loext:char-shading-value="0" style:font-name-asian="Nova Mono1" style:font-name-complex="Nova Mono1"/>
    </style:style>
    <style:style style:name="T18" style:family="text">
      <style:text-properties fo:font-variant="normal" fo:text-transform="none" fo:color="#0369a3" style:font-name="Whitney" fo:font-size="12pt" fo:letter-spacing="normal" fo:font-style="normal" fo:font-weight="normal" officeooo:rsid="000f0f98" fo:background-color="transparent" loext:char-shading-value="0" style:font-name-asian="Nova Mono1" style:font-size-asian="18pt" style:font-name-complex="Nova Mono1" style:font-size-complex="18pt"/>
    </style:style>
    <style:style style:name="T19" style:family="text">
      <style:text-properties fo:font-variant="normal" fo:text-transform="none" fo:color="#0369a3" style:font-name="Whitney" fo:font-size="12pt" fo:letter-spacing="normal" fo:font-style="normal" fo:font-weight="normal" officeooo:rsid="0010417c" fo:background-color="transparent" loext:char-shading-value="0" style:font-name-asian="Nova Mono1" style:font-size-asian="18pt" style:font-name-complex="Nova Mono1" style:font-size-complex="18pt"/>
    </style:style>
    <style:style style:name="T20" style:family="text">
      <style:text-properties fo:font-variant="normal" fo:text-transform="none" fo:color="#0369a3" style:font-name="Whitney" fo:font-size="12pt" fo:letter-spacing="normal" fo:font-style="normal" fo:font-weight="normal" fo:background-color="transparent" loext:char-shading-value="0" style:font-name-asian="Nova Mono1" style:font-size-asian="18pt" style:font-name-complex="Nova Mono1" style:font-size-complex="18pt"/>
    </style:style>
    <style:style style:name="T21" style:family="text">
      <style:text-properties fo:font-variant="normal" fo:text-transform="none" style:font-name="Nova Mono" fo:letter-spacing="normal" fo:font-style="normal" fo:font-weight="normal" style:font-name-asian="Nova Mono1" style:font-name-complex="Nova Mono1"/>
    </style:style>
    <style:style style:name="T22" style:family="text">
      <style:text-properties fo:font-variant="normal" fo:text-transform="none" style:font-name="Nova Mono" fo:letter-spacing="normal" fo:font-style="normal" fo:font-weight="normal" officeooo:rsid="0015adaf" style:font-name-asian="Nova Mono1" style:font-name-complex="Nova Mono1"/>
    </style:style>
    <style:style style:name="T23" style:family="text">
      <style:text-properties fo:font-variant="normal" fo:text-transform="none" style:font-name="Nova Mono" fo:letter-spacing="normal" fo:font-style="normal" fo:font-weight="normal" fo:background-color="transparent" loext:char-shading-value="0" style:font-name-asian="Nova Mono1" style:font-name-complex="Nova Mono1"/>
    </style:style>
    <style:style style:name="T24" style:family="text">
      <style:text-properties fo:font-variant="normal" fo:text-transform="none" style:font-name="Nova Mono" fo:letter-spacing="normal" fo:font-style="normal" fo:font-weight="normal" officeooo:rsid="000ca7b4" fo:background-color="transparent" loext:char-shading-value="0" style:font-name-asian="Nova Mono1" style:font-name-complex="Nova Mono1"/>
    </style:style>
    <style:style style:name="T25" style:family="text">
      <style:text-properties fo:font-variant="normal" fo:text-transform="none" style:font-name="Nova Mono" fo:font-size="12pt" fo:letter-spacing="normal" fo:font-style="normal" fo:font-weight="normal" style:font-name-asian="Nova Mono1" style:font-size-asian="12pt" style:font-name-complex="Nova Mono1" style:font-size-complex="18pt"/>
    </style:style>
    <style:style style:name="T26" style:family="text">
      <style:text-properties fo:font-variant="normal" fo:text-transform="none" style:font-name="Nova Mono" fo:font-size="12pt" fo:letter-spacing="normal" fo:font-style="normal" fo:font-weight="normal" style:font-name-asian="Nova Mono1" style:font-size-asian="12pt" style:font-name-complex="Nova Mono1" style:font-size-complex="18pt" fo:background-color="#ffffff"/>
    </style:style>
    <style:style style:name="T27" style:family="text">
      <style:text-properties fo:font-variant="normal" fo:text-transform="none" style:font-name="Nova Mono" fo:font-size="12pt" fo:letter-spacing="normal" fo:font-style="normal" fo:font-weight="normal" loext:char-shading-value="0" style:font-name-asian="Nova Mono1" style:font-size-asian="12pt" style:font-weight-asian="normal" style:font-name-complex="Nova Mono1" style:font-size-complex="18pt" style:font-weight-complex="normal" fo:background-color="#ffffff"/>
    </style:style>
    <style:style style:name="T28" style:family="text">
      <style:text-properties fo:font-variant="normal" fo:text-transform="none" style:font-name="Nova Mono" fo:font-size="12pt" fo:letter-spacing="normal" fo:font-style="normal" fo:font-weight="normal" officeooo:rsid="0010417c" loext:char-shading-value="0" style:font-name-asian="Nova Mono1" style:font-size-asian="12pt" style:font-weight-asian="normal" style:font-name-complex="Nova Mono1" style:font-size-complex="18pt" style:font-weight-complex="normal" fo:background-color="#ffffff"/>
    </style:style>
    <style:style style:name="T29" style:family="text">
      <style:text-properties fo:font-variant="normal" fo:text-transform="none" style:font-name="Nova Mono" fo:font-size="12pt" fo:letter-spacing="normal" fo:font-style="normal" officeooo:rsid="0010417c" loext:char-shading-value="0" style:font-name-asian="Nova Mono1" style:font-size-asian="12pt" style:font-name-complex="Nova Mono1" style:font-size-complex="18pt" fo:background-color="#ffffff"/>
    </style:style>
    <style:style style:name="T30" style:family="text">
      <style:text-properties fo:font-variant="normal" fo:text-transform="none" style:font-name="Nova Mono" fo:font-size="12pt" fo:letter-spacing="normal" fo:font-style="normal" loext:char-shading-value="0" style:font-name-asian="Nova Mono1" style:font-size-asian="12pt" style:font-name-complex="Nova Mono1" style:font-size-complex="18pt" fo:background-color="#ffffff"/>
    </style:style>
    <style:style style:name="T31" style:family="text">
      <style:text-properties fo:font-variant="normal" fo:text-transform="none" style:font-name="Nova Mono" fo:font-size="12pt" fo:letter-spacing="normal" fo:font-style="normal" officeooo:rsid="0010c80b" loext:char-shading-value="0" style:font-name-asian="Nova Mono1" style:font-size-asian="12pt" style:font-name-complex="Nova Mono1" style:font-size-complex="18pt" fo:background-color="#ffffff"/>
    </style:style>
    <style:style style:name="T32" style:family="text">
      <style:text-properties fo:font-variant="normal" fo:text-transform="none" style:font-name="Whitney" fo:font-size="12pt" fo:letter-spacing="normal" fo:font-style="normal"/>
    </style:style>
    <style:style style:name="T33" style:family="text">
      <style:text-properties fo:font-variant="normal" fo:text-transform="none" style:font-name="Whitney" fo:font-size="12pt" fo:letter-spacing="normal" fo:font-style="normal" fo:font-weight="normal"/>
    </style:style>
    <style:style style:name="T34" style:family="text">
      <style:text-properties fo:font-variant="normal" fo:text-transform="none" style:font-name="Whitney" fo:font-size="12pt" fo:letter-spacing="normal" fo:font-style="normal" fo:font-weight="normal" style:font-name-asian="Nova Mono1" style:font-size-asian="18pt" style:font-name-complex="Nova Mono1" style:font-size-complex="18pt"/>
    </style:style>
    <style:style style:name="T35" style:family="text">
      <style:text-properties fo:font-variant="normal" fo:text-transform="none" style:font-name="Whitney" fo:font-size="12pt" fo:letter-spacing="normal" fo:font-style="normal" fo:font-weight="normal" officeooo:rsid="0010417c" style:font-name-asian="Nova Mono1" style:font-size-asian="18pt" style:font-name-complex="Nova Mono1" style:font-size-complex="18pt"/>
    </style:style>
    <style:style style:name="T36" style:family="text">
      <style:text-properties fo:font-variant="normal" fo:text-transform="none" style:font-name="Whitney" fo:font-size="12pt" fo:letter-spacing="normal" fo:font-style="normal" fo:font-weight="normal" officeooo:rsid="000f0f98" style:font-name-asian="Nova Mono1" style:font-size-asian="18pt" style:font-name-complex="Nova Mono1" style:font-size-complex="18pt"/>
    </style:style>
    <style:style style:name="T37" style:family="text">
      <style:text-properties fo:font-variant="normal" fo:text-transform="none" style:font-name="Whitney" fo:font-size="12pt" fo:letter-spacing="normal" fo:font-style="normal" fo:font-weight="normal" style:font-name-asian="Nova Mono1" style:font-size-asian="18pt" style:font-name-complex="Nova Mono1" style:font-size-complex="18pt" fo:background-color="#ffffff"/>
    </style:style>
    <style:style style:name="T38" style:family="text">
      <style:text-properties fo:font-variant="normal" fo:text-transform="none" style:font-name="Whitney" fo:font-size="12pt" fo:letter-spacing="normal" fo:font-style="normal" fo:font-weight="normal" officeooo:rsid="000f0f98" fo:background-color="transparent" loext:char-shading-value="0" style:font-name-asian="Nova Mono1" style:font-size-asian="18pt" style:font-name-complex="Nova Mono1" style:font-size-complex="18pt"/>
    </style:style>
    <style:style style:name="T39" style:family="text">
      <style:text-properties fo:font-variant="normal" fo:text-transform="none" style:font-name="Whitney" fo:font-size="12pt" fo:letter-spacing="normal" fo:font-style="normal" fo:font-weight="normal" officeooo:rsid="0010417c" fo:background-color="transparent" loext:char-shading-value="0" style:font-name-asian="Nova Mono1" style:font-size-asian="18pt" style:font-name-complex="Nova Mono1" style:font-size-complex="18pt"/>
    </style:style>
    <style:style style:name="T40" style:family="text">
      <style:text-properties fo:font-variant="normal" fo:text-transform="none" style:font-name="Whitney" fo:font-size="12pt" fo:letter-spacing="normal" fo:font-style="normal" fo:font-weight="normal" officeooo:rsid="0010c80b" fo:background-color="transparent" loext:char-shading-value="0" style:font-name-asian="Nova Mono1" style:font-size-asian="18pt" style:font-name-complex="Nova Mono1" style:font-size-complex="18pt"/>
    </style:style>
    <style:style style:name="T41" style:family="text">
      <style:text-properties fo:font-variant="normal" fo:text-transform="none" style:font-name="Whitney" fo:font-size="12pt" fo:letter-spacing="normal" fo:font-style="normal" fo:font-weight="normal" fo:background-color="transparent" loext:char-shading-value="0" style:font-name-asian="Nova Mono1" style:font-size-asian="18pt" style:font-name-complex="Nova Mono1" style:font-size-complex="18pt"/>
    </style:style>
    <style:style style:name="T42" style:family="text">
      <style:text-properties fo:font-variant="normal" fo:text-transform="none" style:font-name="Whitney" fo:font-size="12pt" fo:letter-spacing="normal" fo:font-style="normal" fo:font-weight="normal" officeooo:rsid="00128403" fo:background-color="transparent" loext:char-shading-value="0" style:font-name-asian="Nova Mono1" style:font-size-asian="18pt" style:font-name-complex="Nova Mono1" style:font-size-complex="18pt"/>
    </style:style>
    <style:style style:name="T43" style:family="text">
      <style:text-properties fo:font-variant="normal" fo:text-transform="none" style:font-name="Whitney" fo:font-size="12pt" fo:letter-spacing="normal" fo:font-style="normal" fo:font-weight="normal" officeooo:rsid="0010c80b" fo:background-color="transparent" loext:char-shading-value="0" style:font-name-asian="Nova Mono1" style:font-size-asian="18pt" style:font-weight-asian="bold" style:font-name-complex="Nova Mono1" style:font-size-complex="18pt"/>
    </style:style>
    <style:style style:name="T44" style:family="text">
      <style:text-properties fo:font-variant="normal" fo:text-transform="none" style:font-name="Whitney" fo:font-size="12pt" fo:letter-spacing="normal" fo:font-style="normal" fo:font-weight="normal" officeooo:rsid="0014044e" fo:background-color="transparent" loext:char-shading-value="0" style:font-name-asian="Nova Mono1" style:font-size-asian="18pt" style:font-weight-asian="bold" style:font-name-complex="Nova Mono1" style:font-size-complex="18pt"/>
    </style:style>
    <style:style style:name="T45" style:family="text">
      <style:text-properties fo:font-variant="normal" fo:text-transform="none" style:font-name="Whitney" fo:font-size="12pt" fo:letter-spacing="normal" fo:font-style="normal" fo:font-weight="normal" officeooo:rsid="00128403" fo:background-color="transparent" loext:char-shading-value="0" style:font-name-asian="Nova Mono1" style:font-size-asian="18pt" style:font-weight-asian="bold" style:font-name-complex="Nova Mono1" style:font-size-complex="18pt"/>
    </style:style>
    <style:style style:name="T46" style:family="text">
      <style:text-properties fo:font-variant="normal" fo:text-transform="none" style:font-name="Whitney" fo:font-size="12pt" fo:letter-spacing="normal" fo:font-style="normal" fo:font-weight="normal" fo:background-color="transparent" loext:char-shading-value="0" style:font-name-asian="Nova Mono1" style:font-size-asian="18pt" style:font-weight-asian="bold" style:font-name-complex="Nova Mono1" style:font-size-complex="18pt"/>
    </style:style>
    <style:style style:name="T47" style:family="text">
      <style:text-properties fo:font-variant="normal" fo:text-transform="none" style:font-name="Whitney" fo:font-size="12pt" fo:letter-spacing="normal" fo:font-style="normal" fo:font-weight="normal" officeooo:rsid="00128403"/>
    </style:style>
    <style:style style:name="T48" style:family="text">
      <style:text-properties fo:font-variant="normal" fo:text-transform="none" style:font-name="Whitney" fo:font-size="12pt" fo:letter-spacing="normal" fo:font-style="normal" fo:font-weight="normal" officeooo:rsid="00128403" style:font-size-asian="18pt" style:font-size-complex="18pt"/>
    </style:style>
    <style:style style:name="T49" style:family="text">
      <style:text-properties fo:font-variant="normal" fo:text-transform="none" style:font-name="Whitney" fo:font-size="12pt" fo:letter-spacing="normal" fo:font-style="normal" fo:font-weight="normal" style:font-size-asian="18pt" style:font-size-complex="18pt"/>
    </style:style>
    <style:style style:name="T50" style:family="text">
      <style:text-properties fo:font-variant="normal" fo:text-transform="none" style:font-name="Whitney" fo:font-size="12pt" fo:letter-spacing="normal" fo:font-style="italic" fo:font-weight="bold" officeooo:rsid="00128403" style:font-style-asian="italic" style:font-weight-asian="bold" style:font-style-complex="italic" style:font-weight-complex="bold"/>
    </style:style>
    <style:style style:name="T51" style:family="text">
      <style:text-properties fo:font-variant="normal" fo:text-transform="none" style:font-name="Arial" fo:font-size="11pt" fo:letter-spacing="normal" fo:font-style="normal" fo:font-weight="normal" style:font-name-asian="Nova Mono1" style:font-size-asian="11pt" style:font-style-asian="normal" style:font-weight-asian="normal" style:font-name-complex="Nova Mono1" style:font-size-complex="18pt"/>
    </style:style>
    <style:style style:name="T52" style:family="text">
      <style:text-properties fo:font-variant="normal" fo:text-transform="none" fo:color="#303030" style:font-name="Whitney" fo:font-size="12pt" fo:letter-spacing="normal" fo:font-style="normal" fo:font-weight="normal" style:font-name-asian="Nova Mono1" style:font-size-asian="18pt" style:font-name-complex="Nova Mono1" style:font-size-complex="18pt" fo:background-color="#ffffff"/>
    </style:style>
    <style:style style:name="T53" style:family="text">
      <style:text-properties fo:font-variant="normal" fo:text-transform="none" fo:color="#303030" style:font-name="Roboto" fo:font-size="18pt" fo:letter-spacing="normal" fo:font-style="normal" fo:font-weight="normal" officeooo:rsid="0010c80b" fo:background-color="transparent" loext:char-shading-value="0" style:font-name-asian="Roboto1" style:font-size-asian="18pt" style:font-name-complex="Roboto1" style:font-size-complex="18pt"/>
    </style:style>
    <style:style style:name="T54" style:family="text">
      <style:text-properties style:font-name="Roboto" fo:font-size="12pt" style:font-name-asian="Roboto1" style:font-size-asian="12pt" style:font-name-complex="Roboto1" style:font-size-complex="12pt"/>
    </style:style>
    <style:style style:name="T55" style:family="text">
      <style:text-properties style:font-name="Roboto" fo:font-size="18pt" style:font-name-asian="Roboto1" style:font-size-asian="18pt" style:font-name-complex="Roboto1" style:font-size-complex="18pt"/>
    </style:style>
    <style:style style:name="T56" style:family="text">
      <style:text-properties style:font-name="Roboto" fo:font-size="18pt" style:font-name-asian="Roboto1" style:font-size-asian="18pt" style:font-name-complex="Roboto1" style:font-size-complex="18pt" fo:background-color="#ffffff"/>
    </style:style>
    <style:style style:name="T57" style:family="text">
      <style:text-properties style:font-name="Roboto" fo:font-size="18pt" style:font-name-asian="Roboto1" style:font-size-asian="18pt" style:font-name-complex="Roboto1" style:font-size-complex="18pt"/>
    </style:style>
    <style:style style:name="T58" style:family="text">
      <style:text-properties style:font-name="Roboto" fo:font-size="14pt" style:font-name-asian="Roboto1" style:font-size-asian="14pt" style:font-name-complex="Roboto1" style:font-size-complex="14pt"/>
    </style:style>
    <style:style style:name="T59" style:family="text">
      <style:text-properties style:font-name="Roboto" fo:font-size="14pt" style:font-name-asian="Roboto1" style:font-size-asian="14pt" style:font-name-complex="Roboto1" style:font-size-complex="14pt" fo:background-color="#ffffff"/>
    </style:style>
    <style:style style:name="T60" style:family="text">
      <style:text-properties style:font-name="Roboto" style:font-name-asian="Roboto1" style:font-name-complex="Roboto1"/>
    </style:style>
    <style:style style:name="T61" style:family="text">
      <style:text-properties style:font-name="Roboto" officeooo:rsid="0014044e" style:font-name-asian="Roboto1" style:font-name-complex="Roboto1"/>
    </style:style>
    <style:style style:name="T62" style:family="text">
      <style:text-properties style:font-name="Roboto" officeooo:rsid="00176a65" style:font-name-asian="Roboto1" style:font-name-complex="Roboto1"/>
    </style:style>
    <style:style style:name="T63" style:family="text">
      <style:text-properties style:font-name="Roboto" fo:font-weight="bold" style:font-name-asian="Roboto1" style:font-weight-asian="bold" style:font-name-complex="Roboto1"/>
    </style:style>
    <style:style style:name="T64" style:family="text">
      <style:text-properties style:font-name="Nova Mono" fo:font-size="14pt" style:font-name-asian="Nova Mono1" style:font-size-asian="14pt" style:font-name-complex="Nova Mono1" style:font-size-complex="14pt" fo:background-color="#ffffff"/>
    </style:style>
    <style:style style:name="T65" style:family="text">
      <style:text-properties style:font-name="Nova Mono" fo:font-size="14pt" style:font-name-asian="Nova Mono1" style:font-size-asian="14pt" style:font-name-complex="Nova Mono1" style:font-size-complex="14pt"/>
    </style:style>
    <style:style style:name="T66" style:family="text">
      <style:text-properties style:font-name="Nova Mono" fo:font-size="18pt" fo:background-color="transparent" loext:char-shading-value="0" style:font-name-asian="Nova Mono1" style:font-size-asian="18pt" style:font-name-complex="Nova Mono1" style:font-size-complex="18pt"/>
    </style:style>
    <style:style style:name="T67" style:family="text">
      <style:text-properties style:font-name="Nova Mono" officeooo:rsid="00174c20" style:font-name-asian="Nova Mono1" style:font-name-complex="Nova Mono1"/>
    </style:style>
    <style:style style:name="T68" style:family="text">
      <style:text-properties fo:font-size="14pt" style:font-size-asian="14pt" style:font-size-complex="14pt"/>
    </style:style>
    <style:style style:name="T69" style:family="text">
      <style:text-properties fo:color="#0369a3"/>
    </style:style>
    <style:style style:name="T70" style:family="text">
      <style:text-properties fo:color="#0369a3" style:font-name="Nova Mono" fo:font-size="12pt" style:font-size-asian="12pt"/>
    </style:style>
    <style:style style:name="T71" style:family="text">
      <style:text-properties fo:color="#0369a3" style:font-name="Nova Mono" fo:font-size="12pt" officeooo:rsid="0010417c" style:font-size-asian="12pt"/>
    </style:style>
    <style:style style:name="T72" style:family="text">
      <style:text-properties fo:color="#0369a3" style:font-name="Nova Mono" fo:font-size="12pt" fo:font-weight="normal" officeooo:rsid="00174c20" style:font-name-asian="Nova Mono1" style:font-size-asian="12pt" style:font-weight-asian="normal" style:font-name-complex="Nova Mono1" style:font-size-complex="12pt" style:font-weight-complex="normal"/>
    </style:style>
    <style:style style:name="T73" style:family="text">
      <style:text-properties fo:color="#0369a3" style:font-name="Nova Mono" fo:font-size="12pt" fo:font-weight="normal" officeooo:rsid="00181946" style:font-name-asian="Nova Mono1" style:font-size-asian="12pt" style:font-weight-asian="normal" style:font-name-complex="Nova Mono1" style:font-size-complex="12pt" style:font-weight-complex="normal"/>
    </style:style>
    <style:style style:name="T74" style:family="text">
      <style:text-properties fo:color="#0369a3" style:font-name="Arial" fo:font-size="11pt" fo:font-style="normal" fo:font-weight="normal" style:font-size-asian="11pt" style:font-style-asian="normal" style:font-weight-asian="normal"/>
    </style:style>
    <style:style style:name="T75" style:family="text">
      <style:text-properties fo:color="#0369a3" style:font-name="Arial" fo:font-size="11pt" fo:font-style="normal" fo:font-weight="normal" officeooo:rsid="0010417c" style:font-size-asian="11pt" style:font-style-asian="normal" style:font-weight-asian="normal"/>
    </style:style>
    <style:style style:name="T76" style:family="text">
      <style:text-properties fo:color="#0369a3" style:font-name="Roboto" fo:font-size="14pt" fo:font-weight="bold" officeooo:rsid="000ca7b4" loext:char-shading-value="0" style:font-name-asian="Roboto1" style:font-size-asian="14pt" style:font-weight-asian="bold" style:font-name-complex="Roboto1" style:font-size-complex="14pt" fo:background-color="#ffffff"/>
    </style:style>
    <style:style style:name="T77" style:family="text">
      <style:text-properties fo:color="#0369a3" style:font-name="Roboto" fo:font-size="13pt" fo:font-weight="normal" style:font-name-asian="Roboto1" style:font-size-asian="13pt" style:font-weight-asian="normal" style:font-name-complex="Roboto1" style:font-size-complex="13pt" style:font-weight-complex="normal"/>
    </style:style>
    <style:style style:name="T78" style:family="text">
      <style:text-properties fo:color="#0369a3" style:font-name="Roboto" fo:font-size="13pt" fo:font-weight="normal" officeooo:rsid="00176a65" style:font-name-asian="Roboto1" style:font-size-asian="13pt" style:font-weight-asian="normal" style:font-name-complex="Roboto1" style:font-size-complex="13pt" style:font-weight-complex="normal"/>
    </style:style>
    <style:style style:name="T79" style:family="text">
      <style:text-properties fo:color="#0369a3" style:font-name="Roboto" fo:font-size="13pt" fo:font-weight="normal" officeooo:rsid="0014044e" style:font-name-asian="Roboto1" style:font-size-asian="13pt" style:font-weight-asian="normal" style:font-name-complex="Roboto1" style:font-size-complex="13pt" style:font-weight-complex="normal"/>
    </style:style>
    <style:style style:name="T80" style:family="text">
      <style:text-properties fo:color="#0369a3" style:font-name="Roboto" fo:font-size="12pt" fo:font-weight="normal" officeooo:rsid="00181946" style:font-name-asian="Roboto1" style:font-size-asian="12pt" style:font-weight-asian="normal" style:font-name-complex="Roboto1" style:font-size-complex="12pt" style:font-weight-complex="normal"/>
    </style:style>
    <style:style style:name="T81" style:family="text">
      <style:text-properties fo:color="#303030" style:font-name="Roboto" fo:font-size="18pt" style:font-name-asian="Roboto1" style:font-size-asian="18pt" style:font-name-complex="Roboto1" style:font-size-complex="18pt"/>
    </style:style>
    <style:style style:name="T82" style:family="text">
      <style:text-properties fo:color="#303030" style:font-name="Roboto" fo:font-size="12pt" style:font-name-asian="Roboto1" style:font-size-asian="12pt" style:font-name-complex="Roboto1" style:font-size-complex="12pt" fo:background-color="#ffffff"/>
    </style:style>
    <style:style style:name="T83" style:family="text">
      <style:text-properties fo:color="#303030" style:font-name="Nova Mono" fo:font-size="18pt" style:font-name-asian="Nova Mono1" style:font-size-asian="18pt" style:font-name-complex="Nova Mono1" style:font-size-complex="18pt"/>
    </style:style>
    <style:style style:name="T84" style:family="text">
      <style:text-properties officeooo:rsid="000dc8a3" fo:background-color="transparent" loext:char-shading-value="0" style:font-name-asian="Nova Mono1" style:font-name-complex="Nova Mono1"/>
    </style:style>
    <style:style style:name="T85" style:family="text">
      <style:text-properties fo:background-color="transparent" loext:char-shading-value="0" style:font-name-asian="Nova Mono1" style:font-name-complex="Nova Mono1"/>
    </style:style>
    <style:style style:name="T86" style:family="text">
      <style:text-properties fo:color="#222222" style:font-name="Roboto" fo:font-size="18pt" style:font-name-asian="Roboto1" style:font-size-asian="18pt" style:font-name-complex="Roboto1" style:font-size-complex="18pt" fo:background-color="#ffffff"/>
    </style:style>
    <style:style style:name="T87" style:family="text">
      <style:text-properties fo:color="#106802" style:font-name="Roboto" fo:font-size="18pt" style:font-name-asian="Roboto1" style:font-size-asian="18pt" style:font-name-complex="Roboto1" style:font-size-complex="18pt"/>
    </style:style>
    <style:style style:name="T88" style:family="text">
      <style:text-properties officeooo:rsid="00181946"/>
    </style:style>
    <style:style style:name="T89" style:family="text">
      <style:text-properties fo:font-size="12pt" style:font-size-asian="12pt" style:font-size-complex="12pt"/>
    </style:style>
    <style:style style:name="T90" style:family="text">
      <style:text-properties fo:font-size="12pt" officeooo:rsid="00174c20" style:font-size-asian="12pt" style:font-size-complex="12pt"/>
    </style:style>
    <style:style style:name="T91" style:family="text">
      <style:text-properties fo:color="#0369a3" style:font-name="Nova Mono" fo:font-size="12pt" style:font-name-complex="Nova Mono" style:font-size-complex="14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94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Exercice </text:span><text:span text:style-name="T3">1</text:span><text:span text:style-name="T1">:</text:span></text:p>
      <text:p text:style-name="P7"><text:span text:style-name="T55">Quelles seront les valeurs des variables A et B après exécution des instructions suivantes ?</text:span></text:p>
      <text:p text:style-name="P7"><text:span text:style-name="T59">Variables A, B en Entier</text:span></text:p>
      <text:p text:style-name="P7"><text:span text:style-name="T59">Début</text:span></text:p>
      <text:p text:style-name="P7"><text:span text:style-name="T64">A ← 1</text:span></text:p>
      <text:p text:style-name="P7"><text:span text:style-name="T64">B ← A + 3</text:span></text:p>
      <text:p text:style-name="P7"><text:span text:style-name="T64">A ← 3</text:span></text:p>
      <text:p text:style-name="P7"><text:span text:style-name="T59">Fin</text:span></text:p>
      <text:p text:style-name="P2"/>
      <text:p text:style-name="P7"><draw:line text:anchor-type="paragraph" draw:z-index="13" draw:name="Forme1" draw:style-name="gr1" draw:text-style-name="P35" svg:x1="4.415cm" svg:y1="0.263cm" svg:x2="8.172cm" svg:y2="0.263cm"><text:p/></draw:line><text:span text:style-name="T59"/></text:p>
      <text:p text:style-name="P9">Travail :</text:p>
      <text:p text:style-name="P12"><text:span text:style-name="T21">A ← </text:span><text:span text:style-name="T22">3</text:span><text:span text:style-name="T21"> <text:s text:c="4"/>B ← </text:span><text:span text:style-name="T22">4</text:span><text:span text:style-name="T21"> <text:s text:c="4"/></text:span></text:p>
      <text:p text:style-name="P7"><text:span text:style-name="T1">Exercice </text:span><text:span text:style-name="T3">2</text:span><text:span text:style-name="T1">:</text:span></text:p>
      <text:p text:style-name="P7"><text:span text:style-name="T56">Quelles seront les valeurs des variables A, B et C après exécution des instructions suivantes ?</text:span></text:p>
      <text:p text:style-name="P7"><text:span text:style-name="T56">Variables A, B, C en Entier</text:span></text:p>
      <text:p text:style-name="P7"><text:span text:style-name="T56">Début</text:span></text:p>
      <text:p text:style-name="P7"><text:span text:style-name="T64">A ← 5</text:span></text:p>
      <text:p text:style-name="P7"><text:span text:style-name="T64">B ← 3</text:span></text:p>
      <text:p text:style-name="P7"><text:span text:style-name="T64">C ← A + B</text:span></text:p>
      <text:p text:style-name="P7"><text:span text:style-name="T64">A ← 2</text:span></text:p>
      <text:p text:style-name="P7"><text:span text:style-name="T64">C ← B – A</text:span></text:p>
      <text:p text:style-name="P2"><text:span text:style-name="T59"/></text:p>
      <text:p text:style-name="P7"><text:span text:style-name="T59">Fin</text:span></text:p>
      <text:p text:style-name="P7"><draw:line text:anchor-type="paragraph" draw:z-index="11" draw:name="Forme1" draw:style-name="gr1" draw:text-style-name="P35" svg:x1="4.415cm" svg:y1="0.263cm" svg:x2="8.172cm" svg:y2="0.263cm"><text:p/></draw:line><text:span text:style-name="T59"/></text:p>
      <text:p text:style-name="P9">Travail :</text:p>
      <text:p text:style-name="P12"><text:span text:style-name="T21">A ← 2 <text:s text:c="4"/>B ← 3 <text:s text:c="6"/></text:span><text:span text:style-name="T23">C ← </text:span><text:span text:style-name="T24">1</text:span></text:p>
      <text:p text:style-name="P7"><text:span text:style-name="T1">Exercice </text:span><text:span text:style-name="T3">3</text:span><text:span text:style-name="T1">:</text:span></text:p>
      <text:p text:style-name="P7"><text:span text:style-name="T56">Que produit l’algorithme suivant ?</text:span></text:p>
      <text:p text:style-name="P7"><text:span text:style-name="T59">Variables A, B, C en Caractères</text:span></text:p>
      <text:p text:style-name="P7"><text:span text:style-name="T59">Début</text:span></text:p>
      <text:p text:style-name="P7"><text:span text:style-name="T64">A ← "423"</text:span></text:p>
      <text:p text:style-name="P7"><text:span text:style-name="T64">B ← "12"</text:span></text:p>
      <text:p text:style-name="P7"><text:span text:style-name="T64">C ← A + B</text:span></text:p>
      <text:p text:style-name="P7"><text:span text:style-name="T59">Fin</text:span></text:p>
      <text:p text:style-name="P7"><draw:line text:anchor-type="paragraph" draw:z-index="12" draw:name="Forme1" draw:style-name="gr1" draw:text-style-name="P35" svg:x1="4.415cm" svg:y1="0.263cm" svg:x2="8.172cm" svg:y2="0.263cm"><text:p/></draw:line><text:span text:style-name="T59"/></text:p>
      <text:p text:style-name="P9"><text:soft-page-break/>Travail :</text:p>
      <text:p text:style-name="P30"><text:span text:style-name="T15">C ← </text:span><text:span text:style-name="T16">"423</text:span><text:span text:style-name="T17">12</text:span><text:span text:style-name="T16">"</text:span></text:p>
      <text:p text:style-name="P7"><text:span text:style-name="T1">Exercice </text:span><text:span text:style-name="T2">4</text:span><text:span text:style-name="T1">:</text:span></text:p>
      <text:p text:style-name="P7"><text:span text:style-name="T81">Ecrire un algorithme qui demande à l’utilisateur de saisir un entier et un réel et un caractère et les affiche dans un ordre inverse du saisi.</text:span></text:p>
      <text:p text:style-name="P4"><text:span text:style-name="T58">Fin</text:span></text:p>
      <text:p text:style-name="P7"><draw:line text:anchor-type="paragraph" draw:z-index="0" draw:name="Forme1" draw:style-name="gr1" draw:text-style-name="P35" svg:x1="3.727cm" svg:y1="0.018cm" svg:x2="7.484cm" svg:y2="0.018cm"><text:p/></draw:line><text:span text:style-name="T59"/></text:p>
      <text:p text:style-name="P10"><text:span text:style-name="T68">Travail :</text:span></text:p>
      <text:p text:style-name="P13"><text:span text:style-name="T66">variable:</text:span></text:p>
      <text:p text:style-name="P19"><text:span text:style-name="T84">A</text:span><text:span text:style-name="T85">:entier;</text:span></text:p>
      <text:p text:style-name="P19"><text:span text:style-name="T84">B</text:span><text:span text:style-name="T85">:réel;</text:span></text:p>
      <text:p text:style-name="P19"><text:span text:style-name="T84">CH</text:span><text:span text:style-name="T85">:caractère;</text:span></text:p>
      <text:p text:style-name="P19"><draw:frame text:anchor-type="paragraph" draw:z-index="14" draw:name="Forme2" draw:style-name="gr2" draw:text-style-name="P36" svg:width="10.399cm" svg:height="3.236cm" svg:x="4.6cm" svg:y="0.164cm"><draw:text-box><text:p><text:span text:style-name="T69">A</text:span><text:span text:style-name="T69">L</text:span><text:span text:style-name="T69">G</text:span><text:span text:style-name="T69">O</text:span><text:span text:style-name="T69">R</text:span><text:span text:style-name="T69">I</text:span><text:span text:style-name="T69">T</text:span><text:span text:style-name="T69">H</text:span><text:span text:style-name="T69">M</text:span><text:span text:style-name="T69">E</text:span></text:p><text:p><text:span text:style-name="T69"/></text:p><text:p><text:span text:style-name="T69">L</text:span><text:span text:style-name="T69">I</text:span><text:span text:style-name="T69">R</text:span><text:span text:style-name="T69">E</text:span><text:span text:style-name="T69"> </text:span><text:span text:style-name="T69">(</text:span><text:span text:style-name="T69">A</text:span><text:span text:style-name="T69">)</text:span><text:span text:style-name="T69"> <text:s/></text:span><text:span text:style-name="T69"><text:s text:c="2"/></text:span><text:span text:style-name="T69"><text:s text:c="2"/></text:span><text:span text:style-name="T69"><text:s/></text:span><text:span text:style-name="T91">A</text:span><text:span text:style-name="T91"> </text:span><text:span text:style-name="T91">←</text:span><text:span text:style-name="T91"> </text:span><text:span text:style-name="T91">C</text:span><text:span text:style-name="T91">H</text:span><text:span text:style-name="T91"> </text:span><text:span text:style-name="T91"><text:s/></text:span><text:span text:style-name="T91"><text:s/></text:span><text:span text:style-name="T91"><text:s/></text:span><text:span text:style-name="T91"><text:s/></text:span><text:span text:style-name="T91">E</text:span><text:span text:style-name="T91">c</text:span><text:span text:style-name="T91">r</text:span><text:span text:style-name="T91">i</text:span><text:span text:style-name="T91">r</text:span><text:span text:style-name="T91">e</text:span><text:span text:style-name="T91"> </text:span><text:span text:style-name="T91">(</text:span><text:span text:style-name="T91">A</text:span><text:span text:style-name="T91">)</text:span><text:span text:style-name="T91"> </text:span><text:span text:style-name="T91"><text:s/></text:span></text:p><text:p><text:span text:style-name="T69">L</text:span><text:span text:style-name="T69">I</text:span><text:span text:style-name="T69">R</text:span><text:span text:style-name="T69">E</text:span><text:span text:style-name="T69"> </text:span><text:span text:style-name="T69">(</text:span><text:span text:style-name="T69">B</text:span><text:span text:style-name="T69">)</text:span><text:span text:style-name="T69"> <text:s/></text:span><text:span text:style-name="T69"><text:s text:c="2"/></text:span><text:span text:style-name="T69"><text:s text:c="2"/></text:span><text:span text:style-name="T69"><text:s/></text:span><text:span text:style-name="T69">B</text:span><text:span text:style-name="T69"> </text:span><text:span text:style-name="T69">←</text:span><text:span text:style-name="T69"> </text:span><text:span text:style-name="T69">B</text:span><text:span text:style-name="T69"> <text:s/></text:span><text:span text:style-name="T69"><text:s text:c="2"/></text:span><text:span text:style-name="T69"><text:s text:c="2"/></text:span><text:span text:style-name="T69"><text:s text:c="2"/></text:span><text:span text:style-name="T69"><text:s text:c="2"/></text:span><text:span text:style-name="T69"><text:s text:c="2"/></text:span><text:span text:style-name="T91">E</text:span><text:span text:style-name="T91">c</text:span><text:span text:style-name="T91">r</text:span><text:span text:style-name="T91">i</text:span><text:span text:style-name="T91">r</text:span><text:span text:style-name="T91">e</text:span><text:span text:style-name="T91"> </text:span><text:span text:style-name="T91">(</text:span><text:span text:style-name="T91">B</text:span><text:span text:style-name="T91">)</text:span></text:p><text:p><text:span text:style-name="T69">L</text:span><text:span text:style-name="T69">I</text:span><text:span text:style-name="T69">R</text:span><text:span text:style-name="T69">E</text:span><text:span text:style-name="T69"> </text:span><text:span text:style-name="T69">(</text:span><text:span text:style-name="T69">C</text:span><text:span text:style-name="T69">H</text:span><text:span text:style-name="T69">)</text:span><text:span text:style-name="T69"> <text:s/></text:span><text:span text:style-name="T69"><text:s text:c="2"/></text:span><text:span text:style-name="T69"><text:s text:c="2"/></text:span><text:span text:style-name="T69"><text:s/></text:span><text:span text:style-name="T91">C</text:span><text:span text:style-name="T91">H</text:span><text:span text:style-name="T91"> </text:span><text:span text:style-name="T91">←</text:span><text:span text:style-name="T91"> </text:span><text:span text:style-name="T91">A</text:span><text:span text:style-name="T91"> </text:span><text:span text:style-name="T91"><text:s/></text:span><text:span text:style-name="T91"><text:s/></text:span><text:span text:style-name="T91"><text:s/></text:span><text:span text:style-name="T91"><text:s/></text:span><text:span text:style-name="T91">E</text:span><text:span text:style-name="T91">c</text:span><text:span text:style-name="T91">r</text:span><text:span text:style-name="T91">i</text:span><text:span text:style-name="T91">r</text:span><text:span text:style-name="T91">e</text:span><text:span text:style-name="T91"> </text:span><text:span text:style-name="T91">(</text:span><text:span text:style-name="T91">C</text:span><text:span text:style-name="T91">H</text:span><text:span text:style-name="T91">)</text:span></text:p><text:p/></draw:text-box></draw:frame></text:p>
      <text:p text:style-name="P20"><text:span text:style-name="T55"/></text:p>
      <text:p text:style-name="P20"><text:span text:style-name="T55"/></text:p>
      <text:p text:style-name="P7"><text:span text:style-name="T1"/></text:p>
      <text:p text:style-name="P7"><text:span text:style-name="T1"/></text:p>
      <text:p text:style-name="P7"><text:span text:style-name="T1">Exercice</text:span><text:span text:style-name="T2">5</text:span><text:span text:style-name="T1">:</text:span></text:p>
      <text:p text:style-name="P7"><text:span text:style-name="T81">Ecrire un algorithm qui lit deux entiers au clavier</text:span></text:p>
      <text:p text:style-name="P7"><text:span text:style-name="T81">et qui affiche ensuite leur somme.</text:span></text:p>
      <text:p text:style-name="P1"/>
      <text:p text:style-name="P7"><draw:line text:anchor-type="paragraph" draw:z-index="1" draw:name="Forme1" draw:style-name="gr1" draw:text-style-name="P35" svg:x1="3.727cm" svg:y1="0.018cm" svg:x2="7.484cm" svg:y2="0.018cm"><text:p/></draw:line><text:span text:style-name="T59"/></text:p>
      <text:p text:style-name="P10"><text:span text:style-name="T68">Travail :</text:span></text:p>
      <text:p text:style-name="P14"><text:span text:style-name="T34">0) début somme</text:span></text:p>
      <text:p text:style-name="P14"><text:span text:style-name="T34">1)lire (a)</text:span></text:p>
      <text:p text:style-name="P14"><text:span text:style-name="T34">2)lire (b)</text:span></text:p>
      <text:p text:style-name="P7"><text:span text:style-name="T18">3)</text:span><text:span text:style-name="T34"> </text:span><text:span text:style-name="T74"><text:s text:c="2"/></text:span><text:span text:style-name="T75">S</text:span><text:span text:style-name="T70"> ← </text:span><text:span text:style-name="T71">a+b</text:span></text:p>
      <text:p text:style-name="P7"><text:span text:style-name="T19">4</text:span><text:span text:style-name="T18">)ecrire </text:span><text:span text:style-name="T19">(</text:span><text:span text:style-name="T18">S</text:span><text:span text:style-name="T19">)</text:span></text:p>
      <text:p text:style-name="P31"><text:span text:style-name="T20">3)</text:span><text:span text:style-name="T19">FIN SOMME</text:span></text:p>
      <text:p text:style-name="P7"><text:span text:style-name="T1">Exercice</text:span><text:span text:style-name="T2">6</text:span><text:span text:style-name="T1">:</text:span></text:p>
      <text:p text:style-name="P7"><text:span text:style-name="T81">Ecrire un algorithm qui lit deux entiers au clavier</text:span></text:p>
      <text:p text:style-name="P7"><text:span text:style-name="T81">et qui affiche ensuite leur leur produit.</text:span><text:span text:style-name="T82"> </text:span></text:p>
      <text:p text:style-name="P1"/>
      <text:p text:style-name="P7"><draw:line text:anchor-type="paragraph" draw:z-index="2" draw:name="Forme1" draw:style-name="gr1" draw:text-style-name="P35" svg:x1="3.727cm" svg:y1="0.018cm" svg:x2="7.484cm" svg:y2="0.018cm"><text:p/></draw:line><text:span text:style-name="T59"/></text:p>
      <text:p text:style-name="P10"><text:span text:style-name="T68">Travail :</text:span></text:p>
      <text:p text:style-name="P14"><text:span text:style-name="T34">0) début </text:span><text:span text:style-name="T35">produit</text:span></text:p>
      <text:p text:style-name="P15"><text:span text:style-name="T34">1)lire (a)</text:span></text:p>
      <text:p text:style-name="P15"><text:span text:style-name="T34">2)lire(b)</text:span></text:p>
      <text:p text:style-name="P15"><text:span text:style-name="T36">3)</text:span><text:span text:style-name="T34"> </text:span><text:span text:style-name="T51"><text:s text:c="2"/>P</text:span><text:span text:style-name="T25"> ← a*b</text:span></text:p>
      <text:p text:style-name="P15"><text:soft-page-break/><text:span text:style-name="T25">4)ERICRE (p)</text:span></text:p>
      <text:p text:style-name="P15"><text:span text:style-name="T25">5)fin produit</text:span></text:p>
      <text:p text:style-name="P7"><text:span text:style-name="T1">Exercice</text:span><text:span text:style-name="T2">7</text:span><text:span text:style-name="T1">:</text:span></text:p>
      <text:p text:style-name="P7"><text:span text:style-name="T81">Ecrire un algorithm qui lit deux entiers au clavier</text:span></text:p>
      <text:p text:style-name="P7"><text:span text:style-name="T81">et qui affiche ensuite leur somme et leur produit.</text:span></text:p>
      <text:p text:style-name="P7"><text:span text:style-name="T81"/></text:p>
      <text:p text:style-name="P7"><draw:line text:anchor-type="paragraph" draw:z-index="3" draw:name="Forme1" draw:style-name="gr1" draw:text-style-name="P35" svg:x1="3.727cm" svg:y1="0.018cm" svg:x2="7.484cm" svg:y2="0.018cm"><text:p/></draw:line><text:span text:style-name="T59"/></text:p>
      <text:p text:style-name="P10"><text:span text:style-name="T68">Travail :</text:span></text:p>
      <text:p text:style-name="P14"><text:span text:style-name="T34">0) début </text:span><text:span text:style-name="T35">produit</text:span></text:p>
      <text:p text:style-name="P14"><text:span text:style-name="T34">0) début </text:span><text:span text:style-name="T35">somme</text:span></text:p>
      <text:p text:style-name="P15"><text:span text:style-name="T34">1)lire (a)</text:span></text:p>
      <text:p text:style-name="P15"><text:span text:style-name="T37">2)lire(b)</text:span></text:p>
      <text:p text:style-name="P15"><text:span text:style-name="T36">3)</text:span><text:span text:style-name="T34"> </text:span><text:span text:style-name="T51"><text:s text:c="2"/>P</text:span><text:span text:style-name="T25"> ← a*b</text:span></text:p>
      <text:p text:style-name="P15"><text:span text:style-name="T26">4)ERICRE (p)</text:span></text:p>
      <text:p text:style-name="P15"><text:span text:style-name="T26">5)S← a+b</text:span></text:p>
      <text:p text:style-name="P15"><text:span text:style-name="T26">6) Ecrire (S)</text:span></text:p>
      <text:p text:style-name="P15"><text:span text:style-name="T26">7)fin produit</text:span></text:p>
      <text:p text:style-name="P15"><text:span text:style-name="T26">8)fin somme</text:span></text:p>
      <text:p text:style-name="P15"><text:span text:style-name="T52"/></text:p>
      <text:p text:style-name="P7"><text:span text:style-name="T1">Exercice</text:span><text:span text:style-name="T2">8</text:span><text:span text:style-name="T1">:</text:span></text:p>
      <text:p text:style-name="P7"><text:span text:style-name="T81">Ecrire un algorithme qui demande de l’utilisateur la longueur et la largeur d’un rectangle puis calcule et affiche la périmètre de ce rectangle.</text:span></text:p>
      <text:p text:style-name="P1"/>
      <text:p text:style-name="P7"><draw:line text:anchor-type="paragraph" draw:z-index="5" draw:name="Forme1" draw:style-name="gr1" draw:text-style-name="P35" svg:x1="3.727cm" svg:y1="0.018cm" svg:x2="7.484cm" svg:y2="0.018cm"><text:p/></draw:line><text:span text:style-name="T59"/></text:p>
      <text:p text:style-name="P10"><text:span text:style-name="T68">Travail :</text:span></text:p>
      <text:p text:style-name="P20"><text:span text:style-name="T38">0) début </text:span><text:span text:style-name="T39">p</text:span><text:span text:style-name="T40">érimétre</text:span></text:p>
      <text:p text:style-name="P21"><text:span text:style-name="T41">1) ecrir</text:span><text:span text:style-name="T42">e ( ‘donner </text:span><text:span text:style-name="T41">a longueur du rectangle’)</text:span></text:p>
      <text:p text:style-name="P21"><text:span text:style-name="T41">2)</text:span><text:span text:style-name="T42">lire</text:span><text:span text:style-name="T41">(A)</text:span></text:p>
      <text:p text:style-name="P21"><text:span text:style-name="T41">3) ecrir</text:span><text:span text:style-name="T42">e (‘donner </text:span><text:span text:style-name="T41">la largeur du rectangle’)</text:span></text:p>
      <text:p text:style-name="P21"><text:span text:style-name="T41">4)</text:span><text:span text:style-name="T42">lire </text:span><text:span text:style-name="T41">(B)</text:span></text:p>
      <text:p text:style-name="P32"><text:span text:style-name="T11">5)</text:span><text:span text:style-name="T12">P</text:span><text:span text:style-name="T11">← </text:span><text:span text:style-name="T12">(A</text:span><text:span text:style-name="T11">+</text:span><text:span text:style-name="T12">B)*2</text:span></text:p>
      <text:p text:style-name="P33"><text:span text:style-name="T12">6)ecrir(P)</text:span></text:p>
      <text:p text:style-name="P33"><text:span text:style-name="T12">7)fin perimetre rectangle</text:span></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oft-page-break/><text:span text:style-name="T12"/></text:p>
      <text:p text:style-name="P33"><text:span text:style-name="T12"/></text:p>
      <text:p text:style-name="P33"><text:span text:style-name="T12"/></text:p>
      <text:p text:style-name="P7"><text:span text:style-name="T1">Exercice</text:span><text:span text:style-name="T2">9</text:span><text:span text:style-name="T1"> :</text:span></text:p>
      <text:p text:style-name="P7"><text:span text:style-name="T81">Ecrire un algorithme qui demande un nombre à l’utilisateur,puis qui calcule et affiche le carré de ce nombre.</text:span></text:p>
      <text:p text:style-name="P7"><draw:line text:anchor-type="paragraph" draw:z-index="7" draw:name="Forme1" draw:style-name="gr3" draw:text-style-name="P35" svg:x1="3.727cm" svg:y1="0.018cm" svg:x2="7.484cm" svg:y2="0.018cm"><text:p text:style-name="P35"><text:s/></text:p></draw:line><text:span text:style-name="T76">Travail :</text:span></text:p>
      <text:p text:style-name="P20"><text:span text:style-name="T38">0) début </text:span><text:span text:style-name="T42">carré</text:span></text:p>
      <text:p text:style-name="P20"><text:span text:style-name="T43">1) </text:span><text:span text:style-name="T44">écrire</text:span><text:span text:style-name="T45"> ( ‘donner </text:span><text:span text:style-name="T43">u</text:span><text:span text:style-name="T44">n nombre</text:span><text:span text:style-name="T43">’)</text:span></text:p>
      <text:p text:style-name="P22"><text:span text:style-name="T43">2</text:span><text:span text:style-name="T46">)lire(a)</text:span></text:p>
      <text:p text:style-name="P22"><text:span text:style-name="T46">3)</text:span><text:span text:style-name="T27">C</text:span><text:span text:style-name="T28">← </text:span><text:span text:style-name="T46">SQR (a)</text:span></text:p>
      <text:p text:style-name="P22"><text:span text:style-name="T46">4)ECRIRE (C)</text:span></text:p>
      <text:p text:style-name="P22"><text:span text:style-name="T46">5)FIN CARRÉ</text:span></text:p>
      <text:p text:style-name="P7"><text:span text:style-name="T1">Exercice</text:span><text:span text:style-name="T2">10</text:span><text:span text:style-name="T1">:</text:span></text:p>
      <text:p text:style-name="P7"><text:span text:style-name="T81">Ecrire un algorithme qui demande de l’utilisateur la </text:span><text:span text:style-name="T86">Base </text:span><text:span text:style-name="T81">et l’</text:span><text:span text:style-name="T86">hauteur</text:span><text:span text:style-name="T81"> d’un triangle puis calcule et affiche la surface de ce triangle.</text:span></text:p>
      <text:p text:style-name="P7"><draw:line text:anchor-type="paragraph" draw:z-index="8" draw:name="Forme1" draw:style-name="gr3" draw:text-style-name="P35" svg:x1="4.336cm" svg:y1="0.101cm" svg:x2="8.093cm" svg:y2="0.101cm"><text:p text:style-name="P35"><text:s/></text:p></draw:line><text:span text:style-name="T1"/></text:p>
      <text:p text:style-name="P23"><text:span text:style-name="T60">Travail :</text:span></text:p>
      <text:p text:style-name="P24"><text:span text:style-name="T60">0) début </text:span><text:span text:style-name="T61">surface triangle</text:span></text:p>
      <text:p text:style-name="P24"><text:span text:style-name="T60">1) ecrire ( ‘donner </text:span><text:span text:style-name="T61">la longueur de la base</text:span><text:span text:style-name="T60"> du </text:span><text:span text:style-name="T61">triangle</text:span><text:span text:style-name="T60">)</text:span></text:p>
      <text:p text:style-name="P25"><text:span text:style-name="T60">2)lire (B)</text:span></text:p>
      <text:p text:style-name="P24"><text:span text:style-name="T61">3</text:span><text:span text:style-name="T60">) ecrire ( ‘donner </text:span><text:span text:style-name="T61">la longueur de la hauteur </text:span><text:span text:style-name="T60">du </text:span><text:span text:style-name="T61">triangle</text:span><text:span text:style-name="T60">)</text:span></text:p>
      <text:p text:style-name="P25"><text:span text:style-name="T60">4)lire(H)</text:span></text:p>
      <text:p text:style-name="P25"><text:span text:style-name="T29">5)</text:span><text:span text:style-name="T30">S</text:span><text:span text:style-name="T29">← </text:span><text:span text:style-name="T31">(</text:span><text:span text:style-name="T30">H</text:span><text:span text:style-name="T29">*</text:span><text:span text:style-name="T31">B)/2</text:span></text:p>
      <text:p text:style-name="P25"><text:span text:style-name="T31">6</text:span><text:span text:style-name="T30">)Ecrire (S)</text:span></text:p>
      <text:p text:style-name="P25"><text:span text:style-name="T30">7)fin surface</text:span></text:p>
      <text:p text:style-name="P7"><text:span text:style-name="T1">Exercice</text:span><text:span text:style-name="T2">11</text:span><text:span text:style-name="T1">:</text:span></text:p>
      <text:p text:style-name="P7"><text:span text:style-name="T81">Ecrire un programme qui permet de calculer et d’afficher la moyenne en informatique d’un élève.*</text:span></text:p>
      <text:p text:style-name="P1"/>
      <text:p text:style-name="P7"><draw:line text:anchor-type="paragraph" draw:z-index="6" draw:name="Forme1" draw:style-name="gr1" draw:text-style-name="P35" svg:x1="3.727cm" svg:y1="0.018cm" svg:x2="7.484cm" svg:y2="0.018cm"><text:p/></draw:line><text:span text:style-name="T76">Travail :</text:span></text:p>
      <text:p text:style-name="P7"><text:span text:style-name="T53"/></text:p>
      <text:p text:style-name="P16"><text:span text:style-name="T50">variables </text:span></text:p>
      <text:p text:style-name="P16"><text:span text:style-name="T33">(tp,sy,co:entier) </text:span></text:p>
      <text:p text:style-name="P17"><text:span text:style-name="T32">algorithme:</text:span></text:p>
      <text:p text:style-name="P18"><text:span text:style-name="T32">0)debut moyenne</text:span></text:p>
      <text:p text:style-name="P16"><text:span text:style-name="T47">1)</text:span><text:span text:style-name="T33">ecrire ('donner note de devoir de tp') </text:span></text:p>
      <text:p text:style-name="P16"><text:span text:style-name="T47">2)</text:span><text:span text:style-name="T33">lire (t) </text:span></text:p>
      <text:p text:style-name="P16"><text:span text:style-name="T47">3)</text:span><text:span text:style-name="T33">ecrire('donner note de controle') </text:span></text:p>
      <text:p text:style-name="P16"><text:span text:style-name="T47">4)</text:span><text:span text:style-name="T33">lire(c) </text:span></text:p>
      <text:p text:style-name="P16"><text:span text:style-name="T47">5)</text:span><text:span text:style-name="T33">ecrire ('donner la note de synthese') </text:span></text:p>
      <text:p text:style-name="P16"><text:span text:style-name="T47">6)</text:span><text:span text:style-name="T33">lire(s)</text:span></text:p>
      <text:p text:style-name="P16"><text:soft-page-break/><text:span text:style-name="T33"><text:s/></text:span><text:span text:style-name="T47">7)</text:span><text:span text:style-name="T33">moy:=</text:span><text:span text:style-name="T47">(</text:span><text:span text:style-name="T33">t</text:span><text:span text:style-name="T47">p</text:span><text:span text:style-name="T33">+c+</text:span><text:span text:style-name="T47">(</text:span><text:span text:style-name="T33">s</text:span><text:span text:style-name="T47">y*2))</text:span><text:span text:style-name="T33">/4.5 </text:span></text:p>
      <text:p text:style-name="P16"><text:span text:style-name="T48">8)</text:span><text:span text:style-name="T49">lire (moy) </text:span></text:p>
      <text:p text:style-name="P16"><text:span text:style-name="T48">9)</text:span><text:span text:style-name="T49">fin moyene </text:span></text:p>
      <text:p text:style-name="P7"><text:span text:style-name="T1">Exercice</text:span><text:span text:style-name="T2">12</text:span><text:span text:style-name="T1">:</text:span></text:p>
      <text:p text:style-name="P7"><text:span text:style-name="T81">On dispose de trois variables A, B et C. Ecrivez un algorithme transférant à B la valeur de A, à C la valeur de B et à A la valeur de C.</text:span></text:p>
      <text:p text:style-name="P1"/>
      <text:p text:style-name="P7"><draw:line text:anchor-type="paragraph" draw:z-index="9" draw:name="Forme1" draw:style-name="gr1" draw:text-style-name="P35" svg:x1="3.727cm" svg:y1="0.018cm" svg:x2="7.484cm" svg:y2="0.018cm"><text:p/></draw:line><text:span text:style-name="T59"/></text:p>
      <text:p text:style-name="P10"><text:span text:style-name="T68">Travail :</text:span></text:p>
      <text:p text:style-name="P7"><text:span text:style-name="T53"/></text:p>
      <text:p text:style-name="P7"><draw:frame text:anchor-type="paragraph" draw:z-index="4" draw:name="Forme2" draw:style-name="gr2" draw:text-style-name="P36" svg:width="10.399cm" svg:height="3.236cm" svg:x="0.579cm" svg:y="0.164cm"><draw:text-box><text:p><text:span text:style-name="T69">A</text:span><text:span text:style-name="T69">L</text:span><text:span text:style-name="T69">G</text:span><text:span text:style-name="T69">O</text:span><text:span text:style-name="T69">R</text:span><text:span text:style-name="T69">I</text:span><text:span text:style-name="T69">T</text:span><text:span text:style-name="T69">H</text:span><text:span text:style-name="T69">M</text:span><text:span text:style-name="T69">E</text:span></text:p><text:p><text:span text:style-name="T69"/></text:p><text:p><text:span text:style-name="T69">L</text:span><text:span text:style-name="T69">I</text:span><text:span text:style-name="T69">R</text:span><text:span text:style-name="T69">E</text:span><text:span text:style-name="T69"> </text:span><text:span text:style-name="T69">(</text:span><text:span text:style-name="T69">A</text:span><text:span text:style-name="T69">)</text:span><text:span text:style-name="T69"> <text:s/></text:span><text:span text:style-name="T69"><text:s text:c="2"/></text:span><text:span text:style-name="T69"><text:s text:c="2"/></text:span><text:span text:style-name="T69"><text:s/></text:span><text:span text:style-name="T91">A</text:span><text:span text:style-name="T91"> </text:span><text:span text:style-name="T91">←</text:span><text:span text:style-name="T91"> </text:span><text:span text:style-name="T91">C</text:span><text:span text:style-name="T91"> </text:span><text:span text:style-name="T91"><text:s/></text:span><text:span text:style-name="T91"><text:s/></text:span><text:span text:style-name="T91"><text:s/></text:span><text:span text:style-name="T91"><text:s/></text:span><text:span text:style-name="T91">E</text:span><text:span text:style-name="T91">c</text:span><text:span text:style-name="T91">r</text:span><text:span text:style-name="T91">i</text:span><text:span text:style-name="T91">r</text:span><text:span text:style-name="T91">e</text:span><text:span text:style-name="T91"> </text:span><text:span text:style-name="T91">(</text:span><text:span text:style-name="T91">A</text:span><text:span text:style-name="T91">)</text:span><text:span text:style-name="T91"> </text:span><text:span text:style-name="T91"><text:s/></text:span></text:p><text:p><text:span text:style-name="T69">L</text:span><text:span text:style-name="T69">I</text:span><text:span text:style-name="T69">R</text:span><text:span text:style-name="T69">E</text:span><text:span text:style-name="T69"> </text:span><text:span text:style-name="T69">(</text:span><text:span text:style-name="T69">B</text:span><text:span text:style-name="T69">)</text:span><text:span text:style-name="T69"> <text:s/></text:span><text:span text:style-name="T69"><text:s text:c="2"/></text:span><text:span text:style-name="T69"><text:s text:c="2"/></text:span><text:span text:style-name="T69"><text:s/></text:span><text:span text:style-name="T69">B</text:span><text:span text:style-name="T69"> </text:span><text:span text:style-name="T69">←</text:span><text:span text:style-name="T69"> </text:span><text:span text:style-name="T69">B</text:span><text:span text:style-name="T69"> <text:s/></text:span><text:span text:style-name="T69"><text:s text:c="2"/></text:span><text:span text:style-name="T69"><text:s text:c="2"/></text:span><text:span text:style-name="T69"><text:s text:c="2"/></text:span><text:span text:style-name="T69"><text:s text:c="2"/></text:span><text:span text:style-name="T69"><text:s text:c="2"/></text:span><text:span text:style-name="T91">E</text:span><text:span text:style-name="T91">c</text:span><text:span text:style-name="T91">r</text:span><text:span text:style-name="T91">i</text:span><text:span text:style-name="T91">r</text:span><text:span text:style-name="T91">e</text:span><text:span text:style-name="T91"> </text:span><text:span text:style-name="T91">(</text:span><text:span text:style-name="T91">B</text:span><text:span text:style-name="T91">)</text:span></text:p><text:p><text:span text:style-name="T69">L</text:span><text:span text:style-name="T69">I</text:span><text:span text:style-name="T69">R</text:span><text:span text:style-name="T69">E</text:span><text:span text:style-name="T69"> </text:span><text:span text:style-name="T69">(</text:span><text:span text:style-name="T69">C</text:span><text:span text:style-name="T69">)</text:span><text:span text:style-name="T69"> <text:s/></text:span><text:span text:style-name="T69"><text:s text:c="2"/></text:span><text:span text:style-name="T69"><text:s text:c="2"/></text:span><text:span text:style-name="T69"><text:s/></text:span><text:span text:style-name="T91">C</text:span><text:span text:style-name="T91"> </text:span><text:span text:style-name="T91">←</text:span><text:span text:style-name="T91"> </text:span><text:span text:style-name="T91">A</text:span><text:span text:style-name="T91"> </text:span><text:span text:style-name="T91"><text:s/></text:span><text:span text:style-name="T91"><text:s/></text:span><text:span text:style-name="T91"><text:s/></text:span><text:span text:style-name="T91"><text:s/></text:span><text:span text:style-name="T91">E</text:span><text:span text:style-name="T91">c</text:span><text:span text:style-name="T91">r</text:span><text:span text:style-name="T91">i</text:span><text:span text:style-name="T91">r</text:span><text:span text:style-name="T91">e</text:span><text:span text:style-name="T91"> </text:span><text:span text:style-name="T91">(</text:span><text:span text:style-name="T91">C</text:span><text:span text:style-name="T91">)</text:span></text:p><text:p/></draw:text-box></draw:frame><text:span text:style-name="T8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Exercice</text:span><text:span text:style-name="T2">13</text:span><text:span text:style-name="T1"> :</text:span></text:p>
      <text:p text:style-name="P7"><text:span text:style-name="T83">Ecrire un algorithme qui permuter les valeurs de deux variables sachant que A←7 et B←2.</text:span></text:p>
      <text:p text:style-name="P7"><draw:line text:anchor-type="paragraph" draw:z-index="15" draw:name="Forme1" draw:style-name="gr1" draw:text-style-name="P35" svg:x1="4.733cm" svg:y1="0.335cm" svg:x2="8.49cm" svg:y2="0.335cm"><text:p/></draw:line><text:span text:style-name="T59"/></text:p>
      <text:p text:style-name="P10"><text:span text:style-name="T65">Travail :</text:span></text:p>
      <text:p text:style-name="P26">0)DÉBUT PERMUTATION</text:p>
      <text:p text:style-name="P26">1)A←7</text:p>
      <text:p text:style-name="P26">2)LIRE (A)</text:p>
      <text:p text:style-name="P26">3)B←2.</text:p>
      <text:p text:style-name="P26">4)LIRE (B)</text:p>
      <text:p text:style-name="P29"><text:span text:style-name="T67">5)A←B.</text:span></text:p>
      <text:p text:style-name="P26">6)LIRE (A)</text:p>
      <text:p text:style-name="P26">7)LIRE (B)</text:p>
      <text:p text:style-name="P26">8)FIN PERMUTATION</text:p>
      <text:p text:style-name="P7"><text:span text:style-name="T1"/></text:p>
      <text:p text:style-name="P7"><text:span text:style-name="T1"/></text:p>
      <text:p text:style-name="P7"><text:span text:style-name="T1"/></text:p>
      <text:p text:style-name="P7"><text:soft-page-break/><text:span text:style-name="T1">Exercice</text:span><text:span text:style-name="T2">14</text:span><text:span text:style-name="T1"> :</text:span></text:p>
      <text:p text:style-name="P34"><text:span text:style-name="T81">Ecrire l'algorithme et le programme pascal d'un programme qui permet de saisir un entier de 3 chiffres puis affiche la somme de ces 3 chiffres.</text:span></text:p>
      <text:p text:style-name="P34"><text:span text:style-name="T81">Exemple : pour 145 <text:s/>S=1+4+5=10</text:span></text:p>
      <text:p text:style-name="P34"><text:span text:style-name="T81">(en utilisant (mod et div))</text:span></text:p>
      <text:p text:style-name="P3"/>
      <text:p text:style-name="P8"><draw:line text:anchor-type="paragraph" draw:z-index="16" draw:name="Forme1" draw:style-name="gr1" draw:text-style-name="P35" svg:x1="4.733cm" svg:y1="0.335cm" svg:x2="8.49cm" svg:y2="0.335cm"><text:p/></draw:line><text:span text:style-name="T59"/></text:p>
      <text:p text:style-name="P11"><text:span text:style-name="T65">Travail :</text:span></text:p>
      <text:p text:style-name="P27"><text:span text:style-name="T60">0)DÉBUT </text:span></text:p>
      <text:p text:style-name="P28"><text:span text:style-name="T60">1)C</text:span><text:span text:style-name="T90">←</text:span><text:span text:style-name="T89">N DIV 100</text:span></text:p>
      <text:p text:style-name="P28"><text:span text:style-name="T54">2)D</text:span><text:span text:style-name="T90">←</text:span><text:span text:style-name="T89">N MOD 100 DIV 10</text:span></text:p>
      <text:p text:style-name="P28"><text:span text:style-name="T54">3)U</text:span><text:span text:style-name="T90">←</text:span><text:span text:style-name="T89">N MOD 100 MOD 10</text:span></text:p>
      <text:p text:style-name="P8"><text:span text:style-name="T80">4)N</text:span><text:span text:style-name="T72">←</text:span><text:span text:style-name="T73">U*100+D*10+C</text:span></text:p>
      <text:p text:style-name="P7"><text:span text:style-name="T1">Exercise</text:span><text:span text:style-name="T2">15</text:span><text:span text:style-name="T1">:</text:span></text:p>
      <text:p text:style-name="P7"><text:span text:style-name="T81">Ecrire un algorithme qui lit le prix HT(hors Taxe) d’un article, le nombre d’article et le taux de TVA et qui fournit le prix total TTC correspondant faire en sorte que des libelle apparaissent clairement<text:line-break/></text:span></text:p>
      <text:p text:style-name="P2"/>
      <text:p text:style-name="P1"/>
      <text:p text:style-name="P7"><draw:line text:anchor-type="paragraph" draw:z-index="10" draw:name="Forme1" draw:style-name="gr1" draw:text-style-name="P35" svg:x1="3.727cm" svg:y1="0.018cm" svg:x2="7.484cm" svg:y2="0.018cm"><text:p/></draw:line><text:span text:style-name="T59"/></text:p>
      <text:p text:style-name="P6"><text:span text:style-name="T76">Travail :</text:span></text:p>
      <text:p text:style-name="P7"><text:span text:style-name="T87"><text:line-break/></text:span><text:span text:style-name="T77">0) </text:span><text:span text:style-name="T78">prix taxe</text:span></text:p>
      <text:p text:style-name="P7"><text:span text:style-name="T77">1) ecrire ( ‘donner </text:span><text:span text:style-name="T79">la ll</text:span><text:span text:style-name="T78">e prix avec taxe’</text:span><text:span text:style-name="T77">)</text:span></text:p>
      <text:p text:style-name="P25"><text:span text:style-name="T60">2)lire (</text:span><text:span text:style-name="T62">pht</text:span><text:span text:style-name="T60">)</text:span></text:p>
      <text:p text:style-name="P7"><text:span text:style-name="T79">3</text:span><text:span text:style-name="T77">) ecrire ( ‘</text:span><text:span text:style-name="T78">entrer le nombre d’article’ </text:span><text:span text:style-name="T77">)</text:span></text:p>
      <text:p text:style-name="P25"><text:span text:style-name="T60">4)lire(n</text:span><text:span text:style-name="T62">bre</text:span><text:span text:style-name="T60">)</text:span></text:p>
      <text:p text:style-name="P7"><text:span text:style-name="T10">5)</text:span><text:span text:style-name="T7">ecrire ( ‘</text:span><text:span text:style-name="T6">entrer le taux de TVA ‘</text:span><text:span text:style-name="T7">)</text:span></text:p>
      <text:p text:style-name="P6"><text:span text:style-name="T8">4)lire(</text:span><text:span text:style-name="T6">tax</text:span><text:span text:style-name="T8">)</text:span></text:p>
      <text:p text:style-name="P5"><text:span text:style-name="T9">5)</text:span><text:span text:style-name="T13">TTC</text:span><text:span text:style-name="T14">← </text:span><text:span text:style-name="T13">nbre*pht*(1+TVA)</text:span><text:span text:style-name="T4"><text:line-brea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Whitney" svg:font-family="Whitney, 'Helvetica Neue', Helvetica, Arial, sans-serif"/>
    <style:font-face style:name="Abyssinica SIL" svg:font-family="'Abyssinica SIL'" style:font-pitch="variable"/>
    <style:font-face style:name="Arial" svg:font-family="Arial" style:font-family-generic="roman" style:font-pitch="variable"/>
    <style:font-face style:name="Liberation Serif" svg:font-family="'Liberation Serif'"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0:34:22.462607599</meta:creation-date>
    <dc:date>2020-03-18T10:57:51.224679254</dc:date>
    <meta:editing-duration>PT11M47S</meta:editing-duration>
    <meta:editing-cycles>2</meta:editing-cycles>
    <meta:generator>LibreOffice/6.3.4.2$Linux_X86_64 LibreOffice_project/30$Build-2</meta:generator>
    <meta:document-statistic meta:table-count="0" meta:image-count="0" meta:object-count="0" meta:page-count="6" meta:paragraph-count="157" meta:word-count="671" meta:character-count="3666" meta:non-whitespace-character-count="3109"/>
  </office:meta>
</office:document-meta>
</file>